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ableDelegate.NestableDelegate( Nestable nest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ableDelegate.getMessag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ableDelegate.getMessa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stableDelegate.printStackTrace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ableDelegate.indexOfThrowable( Class type , int fromInde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estableDelegate.getThrow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Delegate.getStackFrames(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stableDelegate.getThrowab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Delegate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ableDelegate.trimStackFrames( List stack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stableDelegate.printStackTrace( PrintWriter ou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NestableDelegate.getThrowabl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ableDelegate.getMessage( String baseMs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